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0.5771in" style:rel-column-width="831*"/>
    </style:style>
    <style:style style:name="Table1.D" style:family="table-column">
      <style:table-column-properties style:column-width="0.8104in" style:rel-column-width="1167*"/>
    </style:style>
    <style:style style:name="Table1.E" style:family="table-column">
      <style:table-column-properties style:column-width="0.7083in" style:rel-column-width="1020*"/>
    </style:style>
    <style:style style:name="Table1.F" style:family="table-column">
      <style:table-column-properties style:column-width="0.5938in" style:rel-column-width="855*"/>
    </style:style>
    <style:style style:name="Table1.G" style:family="table-column">
      <style:table-column-properties style:column-width="1.5313in" style:rel-column-width="2205*"/>
    </style:style>
    <style:style style:name="Table1.H" style:family="table-column">
      <style:table-column-properties style:column-width="1.5521in" style:rel-column-width="223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H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G4" style:family="table-cell" style:data-style-name="N99">
      <style:table-cell-properties fo:padding="0.0382in" fo:border-left="0.0007in solid #000000" fo:border-right="none" fo:border-top="none" fo:border-bottom="0.0007in solid #000000"/>
    </style:style>
    <style:style style:name="Table1.H6" style:family="table-cell" style:data-style-name="N99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5771in" style:rel-column-width="831*"/>
    </style:style>
    <style:style style:name="Table2.D" style:family="table-column">
      <style:table-column-properties style:column-width="0.8104in" style:rel-column-width="1167*"/>
    </style:style>
    <style:style style:name="Table2.E" style:family="table-column">
      <style:table-column-properties style:column-width="0.7083in" style:rel-column-width="1020*"/>
    </style:style>
    <style:style style:name="Table2.F" style:family="table-column">
      <style:table-column-properties style:column-width="0.5938in" style:rel-column-width="855*"/>
    </style:style>
    <style:style style:name="Table2.G" style:family="table-column">
      <style:table-column-properties style:column-width="1.5313in" style:rel-column-width="2205*"/>
    </style:style>
    <style:style style:name="Table2.H" style:family="table-column">
      <style:table-column-properties style:column-width="1.5521in" style:rel-column-width="223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H1" style:family="table-cell">
      <style:table-cell-properties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G4" style:family="table-cell" style:data-style-name="N99">
      <style:table-cell-properties fo:padding="0.0382in" fo:border-left="0.0007in solid #000000" fo:border-right="none" fo:border-top="none" fo:border-bottom="0.0007in solid #000000"/>
    </style:style>
    <style:style style:name="Table2.H6" style:family="table-cell" style:data-style-name="N99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0.5771in" style:rel-column-width="831*"/>
    </style:style>
    <style:style style:name="Table3.D" style:family="table-column">
      <style:table-column-properties style:column-width="0.8104in" style:rel-column-width="1167*"/>
    </style:style>
    <style:style style:name="Table3.E" style:family="table-column">
      <style:table-column-properties style:column-width="0.7083in" style:rel-column-width="1020*"/>
    </style:style>
    <style:style style:name="Table3.F" style:family="table-column">
      <style:table-column-properties style:column-width="0.5938in" style:rel-column-width="855*"/>
    </style:style>
    <style:style style:name="Table3.G" style:family="table-column">
      <style:table-column-properties style:column-width="1.5313in" style:rel-column-width="2205*"/>
    </style:style>
    <style:style style:name="Table3.H" style:family="table-column">
      <style:table-column-properties style:column-width="1.5521in" style:rel-column-width="2235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H1" style:family="table-cell">
      <style:table-cell-properties fo:padding="0.0382in" fo:border="0.0007in solid #000000"/>
    </style:style>
    <style:style style:name="Table3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none" fo:border-top="none" fo:border-bottom="0.0007in solid #000000"/>
    </style:style>
    <style:style style:name="Table3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G4" style:family="table-cell" style:data-style-name="N99">
      <style:table-cell-properties fo:padding="0.0382in" fo:border-left="0.0007in solid #000000" fo:border-right="none" fo:border-top="none" fo:border-bottom="0.0007in solid #000000"/>
    </style:style>
    <style:style style:name="Table3.H6" style:family="table-cell" style:data-style-name="N99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2">
      <style:paragraph-properties fo:text-align="start" style:justify-single-word="false" style:text-autospace="none"/>
      <style:text-properties style:font-name="Times New Roman"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" style:family="paragraph" style:parent-style-name="Standard" style:list-style-name="L3">
      <style:paragraph-properties fo:text-align="start" style:justify-single-word="false" style:text-autospace="none"/>
      <style:text-properties style:font-name="Times New Roman"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" style:family="paragraph" style:parent-style-name="Standard" style:list-style-name="L6">
      <style:paragraph-properties fo:text-align="start" style:justify-single-word="false" style:text-autospace="none"/>
      <style:text-properties style:font-name="Times New Roman"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4"/>
    <style:style style:name="P8" style:family="paragraph" style:parent-style-name="Standard" style:list-style-name="L5"/>
    <style:style style:name="P9" style:family="paragraph" style:parent-style-name="Standard" style:list-style-name="L6"/>
    <style:style style:name="P10" style:family="paragraph" style:parent-style-name="Table_20_Contents">
      <style:paragraph-properties fo:text-align="center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  <number:boolean-style style:name="N99">
      <number:boolean/>
    </number:boolean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Desk check 1 – student paying with cash</text:p>
      <text:p text:style-name="Text_20_body">Tracing Chart:</text:p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10">PUR</text:p>
          </table:table-cell>
          <table:table-cell table:style-name="Table1.A1" office:value-type="string">
            <text:p text:style-name="P10">STU</text:p>
          </table:table-cell>
          <table:table-cell table:style-name="Table1.A1" office:value-type="string">
            <text:p text:style-name="P10">CASH</text:p>
          </table:table-cell>
          <table:table-cell table:style-name="Table1.A1" office:value-type="string">
            <text:p text:style-name="P10">SALEDIS</text:p>
          </table:table-cell>
          <table:table-cell table:style-name="Table1.A1" office:value-type="string">
            <text:p text:style-name="P10">STUDIS</text:p>
          </table:table-cell>
          <table:table-cell table:style-name="Table1.A1" office:value-type="string">
            <text:p text:style-name="P10">NET</text:p>
          </table:table-cell>
          <table:table-cell table:style-name="Table1.A1" office:value-type="string">
            <text:p text:style-name="P10">STU = “Y” or “y”</text:p>
          </table:table-cell>
          <table:table-cell table:style-name="Table1.H1" office:value-type="string">
            <text:p text:style-name="P10">CASH = “Y” or “y”</text:p>
          </table:table-cell>
        </table:table-row>
        <table:table-row>
          <table:table-cell table:style-name="Table1.A2" office:value-type="float" office:value="100">
            <text:p text:style-name="P10">100</text:p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H2" office:value-type="string">
            <text:p text:style-name="P10"/>
          </table:table-cell>
        </table:table-row>
        <table:table-row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>y</text:p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H2" office:value-type="string">
            <text:p text:style-name="P10"/>
          </table:table-cell>
        </table:table-row>
        <table:table-row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G4" office:value-type="boolean" office:boolean-value="true">
            <text:p text:style-name="P10">TRUE</text:p>
          </table:table-cell>
          <table:table-cell table:style-name="Table1.H2" office:value-type="string">
            <text:p text:style-name="P10"/>
          </table:table-cell>
        </table:table-row>
        <table:table-row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>y</text:p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H2" office:value-type="string">
            <text:p text:style-name="P10"/>
          </table:table-cell>
        </table:table-row>
        <table:table-row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H6" office:value-type="boolean" office:boolean-value="true">
            <text:p text:style-name="P10">TRUE</text:p>
          </table:table-cell>
        </table:table-row>
        <table:table-row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A2" office:value-type="float" office:value="30">
            <text:p text:style-name="P10">30</text:p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H2" office:value-type="string">
            <text:p text:style-name="P10"/>
          </table:table-cell>
        </table:table-row>
        <table:table-row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A2" office:value-type="float" office:value="70">
            <text:p text:style-name="P10">70</text:p>
          </table:table-cell>
          <table:table-cell table:style-name="Table1.B2" office:value-type="string">
            <text:p text:style-name="P10"/>
          </table:table-cell>
          <table:table-cell table:style-name="Table1.H2" office:value-type="string">
            <text:p text:style-name="P10"/>
          </table:table-cell>
        </table:table-row>
        <table:table-row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A2" office:value-type="float" office:value="14">
            <text:p text:style-name="P10">14</text:p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H2" office:value-type="string">
            <text:p text:style-name="P10"/>
          </table:table-cell>
        </table:table-row>
        <table:table-row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A2" office:value-type="float" office:value="56">
            <text:p text:style-name="P10">56</text:p>
          </table:table-cell>
          <table:table-cell table:style-name="Table1.B2" office:value-type="string">
            <text:p text:style-name="P10"/>
          </table:table-cell>
          <table:table-cell table:style-name="Table1.H2" office:value-type="string">
            <text:p text:style-name="P10"/>
          </table:table-cell>
        </table:table-row>
        <table:table-row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A2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H6" office:value-type="boolean" office:boolean-value="true">
            <text:p text:style-name="P10">TRUE</text:p>
          </table:table-cell>
        </table:table-row>
      </table:table>
      <text:p text:style-name="Standard"/>
      <text:p text:style-name="Standard">Test Softcopy:</text:p>
      <text:p text:style-name="Standard">( “[, ]” indicate input from user)</text:p>
      <text:p text:style-name="Standard"/>
      <text:list xml:id="list30317866" text:style-name="L1">
        <text:list-item>
          <text:p text:style-name="P4">ACE SPORTS BILL GENERATING PROGRAM</text:p>
        </text:list-item>
        <text:list-item>
          <text:p text:style-name="P4"/>
        </text:list-item>
        <text:list-item>
          <text:p text:style-name="P4">Total price of purchases? [100.00]</text:p>
        </text:list-item>
        <text:list-item>
          <text:p text:style-name="P4">Is the customer a student (Y/N)? [y]</text:p>
        </text:list-item>
        <text:list-item>
          <text:p text:style-name="P4">Is this a cash sale (Y/N)? [y]</text:p>
        </text:list-item>
        <text:list-item>
          <text:p text:style-name="P4">The customer should pay $56.00 </text:p>
        </text:list-item>
        <text:list-item>
          <text:p text:style-name="P4">Press the Enter key when the printer is ready - </text:p>
          <text:p text:style-name="P4"/>
        </text:list-item>
      </text:list>
      <text:p text:style-name="Standard">Test Hardcopy: </text:p>
      <text:p text:style-name="Standard"/>
      <text:list xml:id="list30313508" text:style-name="L2">
        <text:list-item>
          <text:p text:style-name="P5">ACE SPORTS</text:p>
        </text:list-item>
        <text:list-item>
          <text:p text:style-name="P5">CUSTOMER INVOICE</text:p>
        </text:list-item>
        <text:list-item>
          <text:p text:style-name="P5"/>
        </text:list-item>
        <text:list-item>
          <text:p text:style-name="P5">Total purchases <text:s text:c="4"/>: 100.00</text:p>
        </text:list-item>
        <text:list-item>
          <text:p text:style-name="P5">30% Off Discount : <text:s text:c="2"/>30.00</text:p>
        </text:list-item>
        <text:list-item>
          <text:p text:style-name="P5">Student Discount <text:s text:c="2"/>: <text:s text:c="2"/>14.00</text:p>
        </text:list-item>
        <text:list-item>
          <text:p text:style-name="P1">=========================</text:p>
        </text:list-item>
        <text:list-item>
          <text:p text:style-name="P5">Net Amount Paid : $ <text:s/>56.00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Desk check 2 – student not paying with cash.</text:p>
      <text:p text:style-name="Standard"/>
      <text:p text:style-name="Standard"/>
      <text:p text:style-name="Text_20_body">Tracing Chart: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10">PUR</text:p>
          </table:table-cell>
          <table:table-cell table:style-name="Table2.A1" office:value-type="string">
            <text:p text:style-name="P10">STU</text:p>
          </table:table-cell>
          <table:table-cell table:style-name="Table2.A1" office:value-type="string">
            <text:p text:style-name="P10">CASH</text:p>
          </table:table-cell>
          <table:table-cell table:style-name="Table2.A1" office:value-type="string">
            <text:p text:style-name="P10">SALEDIS</text:p>
          </table:table-cell>
          <table:table-cell table:style-name="Table2.A1" office:value-type="string">
            <text:p text:style-name="P10">STUDIS</text:p>
          </table:table-cell>
          <table:table-cell table:style-name="Table2.A1" office:value-type="string">
            <text:p text:style-name="P10">NET</text:p>
          </table:table-cell>
          <table:table-cell table:style-name="Table2.A1" office:value-type="string">
            <text:p text:style-name="P10">STU = “Y” or “y”</text:p>
          </table:table-cell>
          <table:table-cell table:style-name="Table2.H1" office:value-type="string">
            <text:p text:style-name="P10">CASH = “Y” or “y”</text:p>
          </table:table-cell>
        </table:table-row>
        <table:table-row>
          <table:table-cell table:style-name="Table2.A2" office:value-type="float" office:value="100">
            <text:p text:style-name="P10">100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H2" office:value-type="string">
            <text:p text:style-name="P10"/>
          </table:table-cell>
        </table:table-row>
        <table:table-row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>y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H2" office:value-type="string">
            <text:p text:style-name="P10"/>
          </table:table-cell>
        </table:table-row>
        <table:table-row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4" office:value-type="boolean" office:boolean-value="true">
            <text:p text:style-name="P10">TRUE</text:p>
          </table:table-cell>
          <table:table-cell table:style-name="Table2.H2" office:value-type="string">
            <text:p text:style-name="P10"/>
          </table:table-cell>
        </table:table-row>
        <table:table-row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>n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H2" office:value-type="string">
            <text:p text:style-name="P10"/>
          </table:table-cell>
        </table:table-row>
        <table:table-row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H6" office:value-type="boolean" office:boolean-value="false">
            <text:p text:style-name="P10">FALSE</text:p>
          </table:table-cell>
        </table:table-row>
        <table:table-row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A2" office:value-type="float" office:value="30">
            <text:p text:style-name="P10">30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H2" office:value-type="string">
            <text:p text:style-name="P10"/>
          </table:table-cell>
        </table:table-row>
        <table:table-row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A2" office:value-type="float" office:value="70">
            <text:p text:style-name="P10">70</text:p>
          </table:table-cell>
          <table:table-cell table:style-name="Table2.B2" office:value-type="string">
            <text:p text:style-name="P10"/>
          </table:table-cell>
          <table:table-cell table:style-name="Table2.H2" office:value-type="string">
            <text:p text:style-name="P10"/>
          </table:table-cell>
        </table:table-row>
        <table:table-row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A2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H2" office:value-type="string">
            <text:p text:style-name="P10"/>
          </table:table-cell>
        </table:table-row>
        <table:table-row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A2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H2" office:value-type="string">
            <text:p text:style-name="P10"/>
          </table:table-cell>
        </table:table-row>
        <table:table-row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A2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H6" office:value-type="boolean" office:boolean-value="false">
            <text:p text:style-name="P10">FALSE</text:p>
          </table:table-cell>
        </table:table-row>
      </table:table>
      <text:p text:style-name="Standard"/>
      <text:p text:style-name="Standard">Test Softcopy:</text:p>
      <text:p text:style-name="Standard">( “[, ]” indicate input from user)</text:p>
      <text:p text:style-name="Standard"/>
      <text:list xml:id="list30350897" text:style-name="L4">
        <text:list-item>
          <text:p text:style-name="P7">ACE SPORTS BILL GENERATING PROGRAM</text:p>
        </text:list-item>
        <text:list-item>
          <text:p text:style-name="P7"/>
        </text:list-item>
        <text:list-item>
          <text:p text:style-name="P7">Total price of purchases? [100.00]</text:p>
        </text:list-item>
        <text:list-item>
          <text:p text:style-name="P7">Is the customer a student (Y/N)? [y]</text:p>
        </text:list-item>
        <text:list-item>
          <text:p text:style-name="P7">Is this a cash sale (Y/N)? [n]</text:p>
        </text:list-item>
        <text:list-item>
          <text:p text:style-name="P7">The customer should pay $70.00 </text:p>
        </text:list-item>
        <text:list-item>
          <text:p text:style-name="P7">Press the Enter key when the printer is ready - </text:p>
        </text:list-item>
      </text:list>
      <text:list xml:id="list30405937" text:continue-list="list30317866" text:style-name="L1">
        <text:list-header>
          <text:p text:style-name="P4"/>
        </text:list-header>
      </text:list>
      <text:p text:style-name="Standard">Test Hardcopy: </text:p>
      <text:p text:style-name="Standard"/>
      <text:list xml:id="list30328685" text:style-name="L3">
        <text:list-item>
          <text:p text:style-name="P6">ACE SPORTS</text:p>
        </text:list-item>
        <text:list-item>
          <text:p text:style-name="P6">CUSTOMER INVOICE</text:p>
        </text:list-item>
        <text:list-item>
          <text:p text:style-name="P6"/>
        </text:list-item>
        <text:list-item>
          <text:p text:style-name="P6">Total purchases <text:s text:c="4"/>: 100.00</text:p>
        </text:list-item>
        <text:list-item>
          <text:p text:style-name="P6">30% Off Discount : <text:s text:c="2"/>30.00</text:p>
        </text:list-item>
        <text:list-item>
          <text:p text:style-name="P2">=========================</text:p>
        </text:list-item>
        <text:list-item>
          <text:p text:style-name="P6">Net Amount Paid : $ <text:s/>56.00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Desk check 3 – Not a student.</text:p>
      <text:p text:style-name="Standard"/>
      <text:p text:style-name="Text_20_body">Tracing Chart:</text:p>
      <table:table table:name="Table3" table:style-name="Table3">
        <table:table-column table:style-name="Table3.A" table:number-columns-repeated="3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10">PUR</text:p>
          </table:table-cell>
          <table:table-cell table:style-name="Table3.A1" office:value-type="string">
            <text:p text:style-name="P10">STU</text:p>
          </table:table-cell>
          <table:table-cell table:style-name="Table3.A1" office:value-type="string">
            <text:p text:style-name="P10">CASH</text:p>
          </table:table-cell>
          <table:table-cell table:style-name="Table3.A1" office:value-type="string">
            <text:p text:style-name="P10">SALEDIS</text:p>
          </table:table-cell>
          <table:table-cell table:style-name="Table3.A1" office:value-type="string">
            <text:p text:style-name="P10">STUDIS</text:p>
          </table:table-cell>
          <table:table-cell table:style-name="Table3.A1" office:value-type="string">
            <text:p text:style-name="P10">NET</text:p>
          </table:table-cell>
          <table:table-cell table:style-name="Table3.A1" office:value-type="string">
            <text:p text:style-name="P10">STU = “Y” or “y”</text:p>
          </table:table-cell>
          <table:table-cell table:style-name="Table3.H1" office:value-type="string">
            <text:p text:style-name="P10">CASH = “Y” or “y”</text:p>
          </table:table-cell>
        </table:table-row>
        <table:table-row>
          <table:table-cell table:style-name="Table3.A2" office:value-type="float" office:value="100">
            <text:p text:style-name="P10">100</text:p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H2" office:value-type="string">
            <text:p text:style-name="P10"/>
          </table:table-cell>
        </table:table-row>
        <table:table-row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>n</text:p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H2" office:value-type="string">
            <text:p text:style-name="P10"/>
          </table:table-cell>
        </table:table-row>
        <table:table-row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G4" office:value-type="boolean" office:boolean-value="false">
            <text:p text:style-name="P10">FALSE</text:p>
          </table:table-cell>
          <table:table-cell table:style-name="Table3.H2" office:value-type="string">
            <text:p text:style-name="P10"/>
          </table:table-cell>
        </table:table-row>
        <table:table-row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H2" office:value-type="string">
            <text:p text:style-name="P10"/>
          </table:table-cell>
        </table:table-row>
        <table:table-row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H6">
            <text:p text:style-name="P10"/>
          </table:table-cell>
        </table:table-row>
        <table:table-row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A2" office:value-type="float" office:value="30">
            <text:p text:style-name="P10">30</text:p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H2" office:value-type="string">
            <text:p text:style-name="P10"/>
          </table:table-cell>
        </table:table-row>
        <table:table-row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A2" office:value-type="float" office:value="70">
            <text:p text:style-name="P10">70</text:p>
          </table:table-cell>
          <table:table-cell table:style-name="Table3.B2" office:value-type="string">
            <text:p text:style-name="P10"/>
          </table:table-cell>
          <table:table-cell table:style-name="Table3.H2" office:value-type="string">
            <text:p text:style-name="P10"/>
          </table:table-cell>
        </table:table-row>
        <table:table-row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A2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H2" office:value-type="string">
            <text:p text:style-name="P10"/>
          </table:table-cell>
        </table:table-row>
        <table:table-row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A2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H2" office:value-type="string">
            <text:p text:style-name="P10"/>
          </table:table-cell>
        </table:table-row>
        <table:table-row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A2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H6">
            <text:p text:style-name="P10"/>
          </table:table-cell>
        </table:table-row>
      </table:table>
      <text:p text:style-name="Standard"/>
      <text:p text:style-name="Standard">Test Softcopy:</text:p>
      <text:p text:style-name="Standard">( “[, ]” indicate input from user)</text:p>
      <text:p text:style-name="Standard"/>
      <text:list xml:id="list30393725" text:continue-list="list30350897" text:style-name="L4">
        <text:list-item>
          <text:p text:style-name="P7">ACE SPORTS BILL GENERATING PROGRAM</text:p>
        </text:list-item>
        <text:list-item>
          <text:p text:style-name="P7"/>
        </text:list-item>
        <text:list-item>
          <text:p text:style-name="P7">Total price of purchases? [100.00]</text:p>
        </text:list-item>
        <text:list-item>
          <text:p text:style-name="P7">Is the customer a student (Y/N)? [n]</text:p>
        </text:list-item>
        <text:list-item>
          <text:p text:style-name="P7">Is this a cash sale (Y/N)? [n]</text:p>
        </text:list-item>
        <text:list-item>
          <text:p text:style-name="P7">The customer should pay $70.00 </text:p>
        </text:list-item>
        <text:list-item>
          <text:p text:style-name="P7">Press the Enter key when the printer is ready - </text:p>
        </text:list-item>
      </text:list>
      <text:list xml:id="list30369354" text:style-name="L5">
        <text:list-header>
          <text:p text:style-name="P8"/>
        </text:list-header>
      </text:list>
      <text:p text:style-name="Standard">Test Hardcopy: </text:p>
      <text:p text:style-name="Standard"/>
      <text:list xml:id="list30365774" text:style-name="L6">
        <text:list-item>
          <text:p text:style-name="P9">ACE SPORTS</text:p>
        </text:list-item>
        <text:list-item>
          <text:p text:style-name="P9">CUSTOMER INVOICE</text:p>
        </text:list-item>
        <text:list-item>
          <text:p text:style-name="P9"/>
        </text:list-item>
        <text:list-item>
          <text:p text:style-name="P9">Total purchases <text:s text:c="4"/>: 100.00</text:p>
        </text:list-item>
        <text:list-item>
          <text:p text:style-name="P9">30% Off Discount : <text:s text:c="2"/>30.00</text:p>
        </text:list-item>
        <text:list-item>
          <text:p text:style-name="P3">=========================</text:p>
        </text:list-item>
        <text:list-item>
          <text:p text:style-name="P9">Net Amount Paid : $ <text:s/>56.00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stin Waters</meta:initial-creator>
    <meta:creation-date>2011-09-26T09:45:37.42</meta:creation-date>
    <meta:document-statistic meta:table-count="3" meta:image-count="0" meta:object-count="0" meta:page-count="3" meta:paragraph-count="99" meta:word-count="355" meta:character-count="1699"/>
    <dc:date>2011-09-26T10:27:54.53</dc:date>
    <dc:creator>Justin Waters</dc:creator>
    <meta:editing-duration>PT8M34S</meta:editing-duration>
    <meta:editing-cycles>1</meta:editing-cycles>
    <meta:generator>OpenOffice.org/3.3$Win32 OpenOffice.org_project/330m20$Build-9567</meta:generator>
  </office:meta>
</office:document-meta>
</file>